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0.4602in"/>
    </style:style>
    <style:style style:name="co24" style:family="table-column">
      <style:table-column-properties fo:break-before="auto" style:column-width="1.948in"/>
    </style:style>
    <style:style style:name="co25" style:family="table-column">
      <style:table-column-properties fo:break-before="auto" style:column-width="0.9752in"/>
    </style:style>
    <style:style style:name="co26" style:family="table-column">
      <style:table-column-properties fo:break-before="auto" style:column-width="2.6882in"/>
    </style:style>
    <style:style style:name="co27" style:family="table-column">
      <style:table-column-properties fo:break-before="auto" style:column-width="2.8728in"/>
    </style:style>
    <style:style style:name="co28" style:family="table-column">
      <style:table-column-properties fo:break-before="auto" style:column-width="2.5575in"/>
    </style:style>
    <style:style style:name="co29" style:family="table-column">
      <style:table-column-properties fo:break-before="auto" style:column-width="1.0118in"/>
    </style:style>
    <style:style style:name="co30" style:family="table-column">
      <style:table-column-properties fo:break-before="auto" style:column-width="2.2965in"/>
    </style:style>
    <style:style style:name="co31" style:family="table-column">
      <style:table-column-properties fo:break-before="auto" style:column-width="2.8953in"/>
    </style:style>
    <style:style style:name="ro1" style:family="table-row">
      <style:table-row-properties style:row-height="3.450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11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6445in" fo:break-before="auto" style:use-optimal-row-height="true"/>
    </style:style>
    <style:style style:name="ro12" style:family="table-row">
      <style:table-row-properties style:row-height="0.3409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4925in" fo:break-before="auto" style:use-optimal-row-height="true"/>
    </style:style>
    <style:style style:name="ro15" style:family="table-row">
      <style:table-row-properties style:row-height="0.63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6">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7">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5">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8">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6">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9">
          <table:table-cell table:style-name="ce18" office:value-type="float" office:value="5" calcext:value-type="float">
            <text:p>5</text:p>
          </table:table-cell>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5">
          <table:table-cell table:style-name="ce18" office:value-type="float" office:value="6" calcext:value-type="float">
            <text:p>6</text:p>
          </table:table-cell>
          <table:table-cell table:style-name="ce18" office:value-type="string" calcext:value-type="string">
            <text:p>InternalConfigurationSignal</text:p>
          </table:table-cell>
          <table:table-cell table:style-name="ce19" office:value-type="string" calcext:value-type="string">
            <text:p>InternalSignal</text:p>
          </table:table-cell>
          <table:table-cell table:content-validation-name="val1" office:value-type="string" calcext:value-type="string">
            <text:p>LPC1768</text:p>
          </table:table-cell>
          <table:table-cell table:style-name="ce19"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5">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table-cell table:number-columns-repeated="3"/>
          <table:table-cell table:content-validation-name="val1"/>
          <table:table-cell table:number-columns-repeated="2"/>
        </table:table-row>
        <table:table-row table:style-name="ro5">
          <table:table-cell table:number-columns-repeated="3"/>
          <table:table-cell table:content-validation-name="val1"/>
          <table:table-cell table:number-columns-repeated="2"/>
        </table:table-row>
        <table:table-row table:style-name="ro3" table:number-rows-repeated="36">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10">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10">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9">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0">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10">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10">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9">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10">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10">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5">
          <table:table-cell table:style-name="ce21" table:formula="of:=[.A10]+1" office:value-type="float" office:value="7" calcext:value-type="float">
            <text:p>7</text:p>
          </table:table-cell>
          <table:table-cell office:value-type="string" calcext:value-type="string">
            <text:p>BoltStateSignal</text:p>
          </table:table-cell>
          <table:table-cell table:style-name="ce19"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5">
          <table:table-cell table:style-name="ce21" table:formula="of:=[.A11]+1" office:value-type="float" office:value="8" calcext:value-type="float">
            <text:p>8</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5">
          <table:table-cell table:style-name="ce21" table:formula="of:=[.A12]+1" office:value-type="float" office:value="9" calcext:value-type="float">
            <text:p>9</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1">
          <table:table-cell table:style-name="ce21" table:formula="of:=[.A13]+1" office:value-type="float" office:value="10" calcext:value-type="float">
            <text:p>10</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0">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4">
          <table:table-cell table:number-columns-repeated="6"/>
        </table:table-row>
        <table:table-row table:style-name="ro3">
          <table:table-cell table:number-columns-repeated="6"/>
        </table:table-row>
      </table:table>
      <table:table table:name="dataTypes" table:style-name="ta1">
        <table:table-column table:style-name="co23" table:default-cell-style-name="ce34"/>
        <table:table-column table:style-name="co24" table:default-cell-style-name="ce34"/>
        <table:table-column table:style-name="co4" table:default-cell-style-name="ce34"/>
        <table:table-column table:style-name="co25" table:default-cell-style-name="ce34"/>
        <table:table-column table:style-name="co26" table:default-cell-style-name="ce37"/>
        <table:table-column table:style-name="co27"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12">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style-name="ce35"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13">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2">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content-validation-name="val5"/>
          <table:table-cell table:number-columns-repeated="1020"/>
        </table:table-row>
        <table:table-row table:style-name="ro5">
          <table:table-cell office:value-type="float" office:value="4" calcext:value-type="float">
            <text:p>4</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14">
          <table:table-cell office:value-type="float" office:value="5" calcext:value-type="float">
            <text:p>5</text:p>
          </table:table-cell>
          <table:table-cell office:value-type="string" calcext:value-type="string">
            <text:p>DeviceNotFoundSignal</text:p>
          </table:table-cell>
          <table:table-cell office:value-type="string" calcext:value-type="string">
            <text:p>DationSignal</text:p>
          </table:table-cell>
          <table:table-cell table:style-name="ce35"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1">
          <table:table-cell office:value-type="float" office:value="6" calcext:value-type="float">
            <text:p>6</text:p>
          </table:table-cell>
          <table:table-cell office:value-type="string" calcext:value-type="string">
            <text:p>Dation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5">
          <table:table-cell office:value-type="float" office:value="6" calcext:value-type="float">
            <text:p>6</text:p>
          </table:table-cell>
          <table:table-cell office:value-type="string" calcext:value-type="string">
            <text:p>DationNotOp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1">
          <table:table-cell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12">
          <table:table-cell table:formula="of:=[.A14]+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1">
          <table:table-cell table:formula="of:=[.A15]+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12">
          <table:table-cell table:formula="of:=[.A16]+1" office:value-type="float" office:value="10" calcext:value-type="float">
            <text:p>10</text:p>
          </table:table-cell>
          <table:table-cell office:value-type="string" calcext:value-type="string">
            <text:p>InvalidPositioning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10">
          <table:table-cell table:formula="of:=[.A17]+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10">
          <table:table-cell table:formula="of:=[.A18]+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14">
          <table:table-cell table:formula="of:=[.A19]+1" office:value-type="float" office:value="13" calcext:value-type="float">
            <text:p>13</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20]+1" office:value-type="float" office:value="14" calcext:value-type="float">
            <text:p>14</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12">
          <table:table-cell table:formula="of:=[.A21]+1" office:value-type="float" office:value="15" calcext:value-type="float">
            <text:p>15</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10">
          <table:table-cell table:formula="of:=[.A22]+1" office:value-type="float" office:value="16" calcext:value-type="float">
            <text:p>16</text:p>
          </table:table-cell>
          <table:table-cell office:value-type="string" calcext:value-type="string">
            <text:p>NoEOFDatio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14">
          <table:table-cell table:formula="of:=[.A23]+1" office:value-type="float" office:value="17" calcext:value-type="float">
            <text:p>17</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2">
          <table:table-cell table:formula="of:=[.A24]+1" office:value-type="float" office:value="18" calcext:value-type="float">
            <text:p>18</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2">
          <table:table-cell table:number-columns-repeated="3"/>
          <table:table-cell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3" table:number-rows-repeated="28">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0">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0">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0">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0">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0">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0">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9">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0">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0">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0">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0">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5">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5">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8">00/00/0000</text:date>, <text:time style:data-style-name="N2" text:time-value="14:03:05.5018038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08-08T14:06:31.042391694</dc:date>
    <meta:editing-duration>P3DT1H38M51S</meta:editing-duration>
    <meta:editing-cycles>105</meta:editing-cycles>
    <meta:generator>LibreOffice/4.3.3.2$Linux_X86_64 LibreOffice_project/430m0$Build-2</meta:generator>
    <meta:print-date>2017-07-10T19:19:17.814076844</meta:print-date>
    <meta:document-statistic meta:table-count="6" meta:cell-count="420" meta:object-count="0"/>
  </office:meta>
</office:document-meta>
</file>